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8.5cm" style:rel-column-width="32767*"/>
    </style:style>
    <style:style style:name="Таблица1.B" style:family="table-column">
      <style:table-column-properties style:column-width="8.5cm" style:rel-column-width="32768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B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8.5cm" style:rel-column-width="32767*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B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3d0f5" officeooo:paragraph-rsid="0013d0f5"/>
    </style:style>
    <style:style style:name="P2" style:family="paragraph" style:parent-style-name="Table_20_Contents">
      <style:text-properties officeooo:rsid="0013d0f5" officeooo:paragraph-rsid="0013d0f5"/>
    </style:style>
    <style:style style:name="P3" style:family="paragraph" style:parent-style-name="Standard">
      <style:text-properties officeooo:rsid="0013d0f5" officeooo:paragraph-rsid="0013d0f5"/>
    </style:style>
    <style:style style:name="P4" style:family="paragraph" style:parent-style-name="Standard">
      <style:text-properties officeooo:rsid="00158e8f" officeooo:paragraph-rsid="00158e8f"/>
    </style:style>
    <style:style style:name="P5" style:family="paragraph" style:parent-style-name="Standard">
      <style:text-properties officeooo:paragraph-rsid="00158e8f"/>
    </style:style>
    <style:style style:name="P6" style:family="paragraph" style:parent-style-name="Standard">
      <style:text-properties officeooo:paragraph-rsid="001a9b5a"/>
    </style:style>
    <style:style style:name="P7" style:family="paragraph" style:parent-style-name="Table_20_Contents">
      <style:text-properties officeooo:rsid="001a9b5a" officeooo:paragraph-rsid="001a9b5a"/>
    </style:style>
    <style:style style:name="T1" style:family="text">
      <style:text-properties officeooo:rsid="00158e8f"/>
    </style:style>
    <style:style style:name="T2" style:family="text">
      <style:text-properties fo:font-variant="normal" fo:text-transform="none" fo:color="#222222" style:font-name="Arial" fo:font-size="12pt" fo:letter-spacing="normal" fo:font-style="normal" fo:font-weight="normal"/>
    </style:style>
    <style:style style:name="T3" style:family="text">
      <style:text-properties style:text-underline-style="solid" style:text-underline-type="double" style:text-underline-width="auto" style:text-underline-color="font-color"/>
    </style:style>
    <style:style style:name="T4" style:family="text">
      <style:text-properties style:text-underline-style="none"/>
    </style:style>
    <style:style style:name="T5" style:family="text">
      <style:text-properties style:text-underline-style="none" officeooo:rsid="00173cac"/>
    </style:style>
    <style:style style:name="T6" style:family="text">
      <style:text-properties style:text-underline-style="none" officeooo:rsid="0018fe9a"/>
    </style:style>
    <style:style style:name="T7" style:family="text">
      <style:text-properties style:text-underline-style="none" officeooo:rsid="001918e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Задача 1.</text:p>
      <text:p text:style-name="P1"><text:tab/>Банк каждый день обрабатывает сотни запросов на работу со счетами пользователей.</text:p>
      <text:p text:style-name="P1">Однако часто пользователи вводят номер своей карты не в том формате, в котором ожидает банк. Между числами могут оказываться различные символы, такие как буквы, тире, нижние подчеркивания, скобки и тд. Не может быть только пробельных символов. Вам необходимо написать программу, которая будет проверять наличие счета в банке с учетом особенностей ввода пользователей.</text:p>
      <text:p text:style-name="P1"><text:tab/>В первой строке программа получает на вход два числа N и M. Далее идут N запросов на добавление счета в базу данных банка — строки с номером, введенным пользователем. Пользователь всегда может добавить новый счет. Далее идут M запросов на считывание счета. Для каждого из этим M запросов, необходимо написать Yes, если такой счет зарегистрирован в данном банке и No, если нет.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2">Ввод</text:p>
          </table:table-cell>
          <table:table-cell table:style-name="Таблица1.B1" office:value-type="string">
            <text:p text:style-name="P2">Вывод</text:p>
          </table:table-cell>
        </table:table-row>
        <table:table-row>
          <table:table-cell table:style-name="Таблица1.A2" office:value-type="string">
            <text:p text:style-name="P2">2 3</text:p>
            <text:p text:style-name="P2">8523_4568_1254_9632</text:p>
            <text:p text:style-name="P2">5963+4512///45888746</text:p>
            <text:p text:style-name="P2">8-5-2-3-4-5-6-8-1-2-5-4-9-6-3-2</text:p>
            <text:p text:style-name="P2">(59)(63)(45)(12)-(45)(88)(87)(46)</text:p>
            <text:p text:style-name="P2">4102325601544512</text:p>
          </table:table-cell>
          <table:table-cell table:style-name="Таблица1.B2" office:value-type="string">
            <text:p text:style-name="P2">Yes</text:p>
            <text:p text:style-name="P2">Yes</text:p>
            <text:p text:style-name="P2">No</text:p>
          </table:table-cell>
        </table:table-row>
      </table:table>
      <text:p text:style-name="P1"/>
      <text:p text:style-name="P4">Задача 2.</text:p>
      <text:p text:style-name="P4"><text:tab/>Классическая задача на определение корректности скобочной последовательности.</text:p>
      <text:p text:style-name="P5"><text:span text:style-name="T1"><text:tab/>Программа получает на вход одну строку состоящую только из символов ( [ {. </text:span><text:span text:style-name="T4">Правильной скобочной последовательностью называется строка, где каждой закрывающей скобке найд</text:span><text:span text:style-name="T6">е</text:span><text:span text:style-name="T4">тся соответствующая открывающая (прич</text:span><text:span text:style-name="T5">е</text:span><text:span text:style-name="T4">м того же типа). </text:span></text:p>
      <text:p text:style-name="P6"><text:span text:style-name="T4"><text:tab/></text:span><text:span text:style-name="T7">Программа должна вывести одно слово - <text:s/>Yes, если скобочная последовательность правильна или No, если неправильная.</text:span></text:p>
      <table:table table:name="Таблица2" table:style-name="Таблица2">
        <table:table-column table:style-name="Таблица2.A" table:number-columns-repeated="2"/>
        <table:table-row>
          <table:table-cell table:style-name="Таблица2.A1" office:value-type="string">
            <text:p text:style-name="P7">Ввод</text:p>
          </table:table-cell>
          <table:table-cell table:style-name="Таблица2.B1" office:value-type="string">
            <text:p text:style-name="P7">Вывод</text:p>
          </table:table-cell>
        </table:table-row>
        <table:table-row>
          <table:table-cell table:style-name="Таблица2.A2" office:value-type="string">
            <text:p text:style-name="P7">(({[]()[]}))[()]</text:p>
          </table:table-cell>
          <table:table-cell table:style-name="Таблица2.B2" office:value-type="string">
            <text:p text:style-name="P7">Yes</text:p>
          </table:table-cell>
        </table:table-row>
        <table:table-row>
          <table:table-cell table:style-name="Таблица2.A2" office:value-type="string">
            <text:p text:style-name="P7">(()[}]))(</text:p>
          </table:table-cell>
          <table:table-cell table:style-name="Таблица2.B2" office:value-type="string">
            <text:p text:style-name="P7">No</text:p>
          </table:table-cell>
        </table:table-row>
      </table:table>
      <text:p text:style-name="P6"><text:span text:style-name="T4"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8T11:22:52.427311332</meta:creation-date>
    <dc:date>2016-10-09T14:39:13.348176638</dc:date>
    <meta:editing-duration>PT17M46S</meta:editing-duration>
    <meta:editing-cycles>6</meta:editing-cycles>
    <meta:generator>LibreOffice/5.1.4.2$Linux_X86_64 LibreOffice_project/10m0$Build-2</meta:generator>
    <meta:document-statistic meta:table-count="2" meta:image-count="0" meta:object-count="0" meta:page-count="1" meta:paragraph-count="26" meta:word-count="197" meta:character-count="1441" meta:non-whitespace-character-count="1260"/>
  </office:meta>
</office:document-meta>
</file>